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layout-cache" manifest:media-type="application/binary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3960" officeooo:paragraph-rsid="00023960"/>
    </style:style>
    <style:style style:name="P2" style:family="paragraph" style:parent-style-name="Standard">
      <style:text-properties officeooo:rsid="0002f17c" officeooo:paragraph-rsid="0002f17c"/>
    </style:style>
    <style:style style:name="P3" style:family="paragraph" style:parent-style-name="Standard">
      <style:text-properties fo:font-weight="bold" officeooo:rsid="00023960" officeooo:paragraph-rsid="00023960" style:font-weight-asian="bold" style:font-weight-complex="bold"/>
    </style:style>
    <style:style style:name="P4" style:family="paragraph" style:parent-style-name="Standard">
      <style:text-properties fo:font-style="normal" fo:font-weight="bold" officeooo:rsid="00023960" officeooo:paragraph-rsid="00023960" style:font-style-asian="normal" style:font-weight-asian="bold" style:font-style-complex="normal" style:font-weight-complex="bold"/>
    </style:style>
    <style:style style:name="P5" style:family="paragraph" style:parent-style-name="Standard">
      <style:text-properties fo:font-size="10pt" officeooo:rsid="00023960" officeooo:paragraph-rsid="00023960" style:font-size-asian="10pt" style:font-size-complex="10pt"/>
    </style:style>
    <style:style style:name="P6" style:family="paragraph" style:parent-style-name="Standard">
      <style:text-properties fo:font-size="12pt" officeooo:rsid="00023960" officeooo:paragraph-rsid="00023960" style:font-size-asian="12pt" style:font-size-complex="12pt"/>
    </style:style>
    <style:style style:name="T1" style:family="text">
      <style:text-properties style:text-position="sub 58%"/>
    </style:style>
    <style:style style:name="T2" style:family="text">
      <style:text-properties style:text-position="sub 58%" style:font-name="Liberation Serif"/>
    </style:style>
    <style:style style:name="T3" style:family="text">
      <style:text-properties style:text-position="sub 58%" style:font-name="Liberation Serif" officeooo:rsid="0002f17c"/>
    </style:style>
    <style:style style:name="T4" style:family="text">
      <style:text-properties style:text-position="sub 58%" style:font-name="Liberation Serif1"/>
    </style:style>
    <style:style style:name="T5" style:family="text">
      <style:text-properties style:text-position="0% 100%"/>
    </style:style>
    <style:style style:name="T6" style:family="text">
      <style:text-properties style:text-position="0% 100%" style:font-name="Liberation Serif1"/>
    </style:style>
    <style:style style:name="T7" style:family="text">
      <style:text-properties style:text-position="0% 100%" style:font-name="Liberation Serif1" officeooo:rsid="0002f17c"/>
    </style:style>
    <style:style style:name="T8" style:family="text">
      <style:text-properties style:text-position="0% 100%" style:font-name="Liberation Serif1" officeooo:rsid="00042a87"/>
    </style:style>
    <style:style style:name="T9" style:family="text">
      <style:text-properties style:text-position="0% 100%" style:font-name="Liberation Serif1" style:text-underline-style="solid" style:text-underline-width="auto" style:text-underline-color="font-color" officeooo:rsid="00042a87"/>
    </style:style>
    <style:style style:name="T10" style:family="text">
      <style:text-properties style:text-position="0% 100%" style:font-name="Liberation Serif1" style:text-underline-style="none" officeooo:rsid="00042a87"/>
    </style:style>
    <style:style style:name="T11" style:family="text">
      <style:text-properties style:text-position="0% 100%" style:font-name="Liberation Serif1" fo:font-style="italic" style:text-underline-style="none" officeooo:rsid="00042a87" style:font-style-asian="italic" style:font-style-complex="italic"/>
    </style:style>
    <style:style style:name="T12" style:family="text">
      <style:text-properties style:text-position="0% 100%" style:font-name="Liberation Serif"/>
    </style:style>
    <style:style style:name="T13" style:family="text">
      <style:text-properties style:text-position="0% 100%" style:font-name="Liberation Serif" officeooo:rsid="0002f17c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style:text-position="super 58%"/>
    </style:style>
    <style:style style:name="T17" style:family="text">
      <style:text-properties style:text-position="super 58%" style:font-name="Liberation Serif" officeooo:rsid="0002f17c"/>
    </style:style>
    <style:style style:name="T18" style:family="text">
      <style:text-properties style:text-underline-style="none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042a87" style:font-style-asian="italic" style:font-style-complex="italic"/>
    </style:style>
    <style:style style:name="T21" style:family="text">
      <style:text-properties fo:font-style="italic" style:text-underline-style="none" style:font-style-asian="italic" style:font-style-complex="italic"/>
    </style:style>
    <style:style style:name="T22" style:family="text">
      <style:text-properties fo:font-style="italic" style:text-underline-style="none" officeooo:rsid="00042a87" style:font-style-asian="italic" style:font-style-complex="italic"/>
    </style:style>
    <style:style style:name="T23" style:family="text">
      <style:text-properties officeooo:rsid="00042a87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echerche d'information:</text:p>
      <text:p text:style-name="P1"/>
      <text:p text:style-name="P1"><text:span text:style-name="T22">I</text:span><text:span text:style-name="T21">ndex directe</text:span> : representation vectoriel des documents</text:p>
      <text:p text:style-name="P1"><text:span text:style-name="T20">I</text:span><text:span text:style-name="T19">ndex inversee</text:span> : representation de thermes</text:p>
      <text:p text:style-name="P1"/>
      <text:p text:style-name="P4"><text:span text:style-name="T23">P</text:span>retaitement linguistique :</text:p>
      <text:p text:style-name="P1">-<text:span text:style-name="T19">segmentation</text:span>: consiste a separer une suite de caractere en mots </text:p>
      <text:p text:style-name="P1">-<text:span text:style-name="T19">normalisation</text:span>: transforme tout les mots d'une meme famille en un seul mots : enlenve la ponctuation, la case, les accents quand necesaire.</text:p>
      <text:p text:style-name="P1">-<text:span text:style-name="T19">filtrage</text:span>: eleve les mots commun qui n'apporte pas de sens : ex les pronoms, posesifs ...</text:p>
      <text:p text:style-name="P1"/>
      <text:p text:style-name="P3">Loi de heaps :</text:p>
      <text:p text:style-name="P1"><text:s/>V= K*M^beta M: nombre de mots present dans une collection, V taille du vocabulaire</text:p>
      <text:p text:style-name="P1"/>
      <text:p text:style-name="P3">Loi de Zipf:</text:p>
      <text:p text:style-name="P1"><text:span text:style-name="T23">P</text:span>our m fc(m) = lambda/rang(m) la frequence d'occurence(fc) d'un mot m est inversionelemnt proportionelle au rang du mot.</text:p>
      <text:p text:style-name="P1"/>
      <text:p text:style-name="P1"/>
      <text:p text:style-name="P1"><text:span text:style-name="T15">Exercice :</text:span> </text:p>
      <text:p text:style-name="P5">On as une collection.</text:p>
      <text:p text:style-name="P5">On peut en extraire un ensemble de mots.</text:p>
      <text:p text:style-name="P5">Si on prend un mot un mots m.</text:p>
      <text:p text:style-name="P5">m est le k<text:span text:style-name="T16">ieme</text:span> mots le plus present</text:p>
      <text:p text:style-name="P5">dans rang(m) =k.</text:p>
      <text:p text:style-name="P5">Soit X<text:span text:style-name="T1">k</text:span> la variable aleatoire binaire associes au tirage avec remise correspondant à l'experience: On as tire le k<text:span text:style-name="T16">iéme</text:span> mot le plus frequent.</text:p>
      <text:p text:style-name="P5">X<text:span text:style-name="T1">k</text:span>=| 1 <text:s/>si on as tire le K<text:span text:style-name="T16">ieme</text:span> mot le plus frequent </text:p>
      <text:p text:style-name="P5"><text:s text:c="3"/>| 0 sinon</text:p>
      <text:p text:style-name="P5"/>
      <text:p text:style-name="P5">P(X<text:span text:style-name="T1">k</text:span>=1)= fc/M On utilise la loi de Zipf<text:tab/></text:p>
      <text:p text:style-name="P5"><text:s text:c="7"/>= lambda/ k*M</text:p>
      <text:p text:style-name="P5"/>
      <text:p text:style-name="P5">Pour My le nombre de mots different.</text:p>
      <text:p text:style-name="P5"/>
      <text:p text:style-name="P5">La somme de k=1 a My = p(Xk=1)= lambda /M* somme de k=1 a My de 1/k que on peut approximer par 1=lambda/M ...</text:p>
      <text:p text:style-name="P5"/>
      <text:p text:style-name="P5">lambda/M ln My=1</text:p>
      <text:p text:style-name="P5">lambda/M =1/lnMy</text:p>
      <text:p text:style-name="P5"/>
      <text:p text:style-name="P5">P(Xk=1)=1/(lnMy*k); </text:p>
      <text:p text:style-name="P5">Xk suit une loi de bernouilli avec la probabilite du succes qui est 1/(lnMy*k).</text:p>
      <text:p text:style-name="P5"/>
      <text:p text:style-name="P6"><text:span text:style-name="T14">Question:</text:span> quel est le nombre moyen de fois ou le kieme mots le plus frequents dans la collection est present dans un document de taille n ?</text:p>
      <text:p text:style-name="P6"/>
      <text:p text:style-name="P5">Soit X<text:span text:style-name="T1">k,i</text:span> → la variable aleatoire binaire associe au resultat du ieme tirage</text:p>
      <text:p text:style-name="P5">X<text:span text:style-name="T1">k,i</text:span>= <text:s text:c="2"/>|1 si le kiéme mot le plus present a ete tire</text:p>
      <text:p text:style-name="P5"><text:tab/>|0 sinon</text:p>
      <text:p text:style-name="P5">Les X<text:span text:style-name="T1">k,i</text:span><text:span text:style-name="T5"> suive la meme loi que les X</text:span><text:span text:style-name="T1">k</text:span><text:span text:style-name="T5">.</text:span></text:p>
      <text:p text:style-name="P5"/>
      <text:p text:style-name="P5">Soit S<text:span text:style-name="T1">k</text:span><text:span text:style-name="T5">=</text:span><text:span text:style-name="T5"><draw:frame draw:style-name="fr1" draw:name="Objet1" text:anchor-type="as-char" svg:y="-0.713cm" svg:width="1.422cm" svg:height="1.139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5"><text:soft-page-break/><text:span text:style-name="T5">petit tableau </text:span></text:p>
      <text:p text:style-name="P5"><text:span text:style-name="T5"/></text:p>
      <text:p text:style-name="P5"><text:span text:style-name="T5">S</text:span><text:span text:style-name="T1">k</text:span><text:span text:style-name="T5"> suit une loi binomiale de parametres (</text:span><text:span text:style-name="T6">α</text:span><text:span text:style-name="T12">= 1/klnMy, n)</text:span></text:p>
      <text:p text:style-name="P5"><text:span text:style-name="T12">p(S</text:span><text:span text:style-name="T2">k</text:span><text:span text:style-name="T12">=2)=</text:span><text:span text:style-name="T13">C</text:span><text:span text:style-name="T3">n</text:span><text:span text:style-name="T17">2</text:span><text:span text:style-name="T6">α </text:span><text:span text:style-name="T12">² x(1- </text:span><text:span text:style-name="T6">α)</text:span><text:span text:style-name="T7">^</text:span><text:span text:style-name="T6">⁽n-2)</text:span></text:p>
      <text:p text:style-name="P5"><text:span text:style-name="T6">E(S</text:span><text:span text:style-name="T4">k</text:span><text:span text:style-name="T6">) = n* α</text:span></text:p>
      <text:p text:style-name="P5"><text:span text:style-name="T6"/></text:p>
      <text:p text:style-name="P5"><text:span text:style-name="T6">Application : pour k=1( determinant « de » pour la collection wiki france)</text:span></text:p>
      <text:p text:style-name="P5"><text:span text:style-name="T6">My=757000</text:span></text:p>
      <text:p text:style-name="P5"><text:span text:style-name="T6">n=416</text:span></text:p>
      <text:p text:style-name="P5"><text:span text:style-name="T6"><draw:frame draw:style-name="fr1" draw:name="Objet2" text:anchor-type="as-char" svg:y="-0.619cm" svg:width="2.762cm" svg:height="0.998cm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5"><text:span text:style-name="T6"/></text:p>
      <text:p text:style-name="P5"><text:span text:style-name="T6"/></text:p>
      <text:p text:style-name="P5"><text:span text:style-name="T6"/></text:p>
      <text:p text:style-name="P2"><text:span text:style-name="T6">Representation vectorielle des documents : </text:span></text:p>
      <text:p text:style-name="P2"><text:span text:style-name="T6"><text:tab/></text:span><text:span text:style-name="T11">petit dessin</text:span></text:p>
      <text:p text:style-name="P2"><text:span text:style-name="T6">tf= term frequency ( repartiton des therme dans un documents)</text:span></text:p>
      <text:p text:style-name="P2"><text:span text:style-name="T6"/></text:p>
      <text:p text:style-name="P2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3T12:25:36.409953081</meta:creation-date>
    <dc:date>2017-01-13T12:54:17.880250559</dc:date>
    <meta:editing-duration>PT5M29S</meta:editing-duration>
    <meta:editing-cycles>1</meta:editing-cycles>
    <meta:document-statistic meta:table-count="0" meta:image-count="0" meta:object-count="2" meta:page-count="2" meta:paragraph-count="45" meta:word-count="355" meta:character-count="1998" meta:non-whitespace-character-count="1664"/>
    <meta:generator>LibreOffice/5.1.4.2$Linux_X86_64 LibreOffice_project/10m0$Build-2</meta:generator>
  </office:meta>
</office:document-meta>
</file>

<file path=Object 1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1</mn>
        </mrow>
        <mi>n</mi>
      </munderover>
      <msub>
        <mi>X</mi>
        <mrow>
          <mi>k</mi>
          <mi>,</mi>
          <mi>i</mi>
        </mrow>
      </msub>
    </mrow>
    <annotation encoding="StarMath 5.0">sum from{i=1} to{n} X_{k,i} 
</annotation>
  </semantics>
</math>
</file>

<file path=Object 2/content.xml><?xml version="1.0" encoding="utf-8"?>
<math xmlns="http://www.w3.org/1998/Math/MathML" display="block">
  <semantics>
    <mrow>
      <mi>E</mi>
      <mrow>
        <mo fence="true" stretchy="false">(</mo>
        <mrow>
          <msub>
            <mi>S</mi>
            <mn>1</mn>
          </msub>
        </mrow>
        <mo fence="true" stretchy="false">)</mo>
      </mrow>
      <mrow>
        <mfrac>
          <mn>416</mn>
          <mn>13</mn>
        </mfrac>
        <mo stretchy="false">≃</mo>
        <mn>32</mn>
      </mrow>
    </mrow>
    <annotation encoding="StarMath 5.0">E(S_1)
 {416} over {13}  simeq 32 </annotation>
  </semantics>
</math>
</file>